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aa2" officeooo:paragraph-rsid="0010eaa2"/>
    </style:style>
    <style:style style:name="P2" style:family="paragraph" style:parent-style-name="Standard">
      <style:text-properties officeooo:rsid="00138cc2" officeooo:paragraph-rsid="00138cc2"/>
    </style:style>
    <style:style style:name="P3" style:family="paragraph" style:parent-style-name="Standard">
      <style:text-properties officeooo:rsid="0010eaa2" officeooo:paragraph-rsid="0010eaa2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officeooo:rsid="0022fdef"/>
    </style:style>
    <style:style style:name="T3" style:family="text">
      <style:text-properties officeooo:rsid="002318d1"/>
    </style:style>
    <style:style style:name="T4" style:family="text">
      <style:text-properties officeooo:rsid="0028ac1b"/>
    </style:style>
    <style:style style:name="T5" style:family="text">
      <style:text-properties officeooo:rsid="0029b0df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. </text:span>在高度位h的堆中，元素个数最多和最少分别是多少？</text:p>
      <text:p text:style-name="P1"><text:s text:c="4"/>最少：<draw:frame draw:style-name="fr2" draw:name="Object2" text:anchor-type="as-char" svg:y="-0.2811in" svg:width="0.6126in" svg:height="0.4492in" draw:z-index="1"><draw:object xlink:href="./Object 2" xlink:type="simple" xlink:show="embed" xlink:actuate="onLoad"/><draw:image xlink:href="./ObjectReplacements/Object 2" xlink:type="simple" xlink:show="embed" xlink:actuate="onLoad"/></draw:frame>,等比数列</text:p>
      <text:p text:style-name="P1"><text:s text:c="4"/>最多<text:span text:style-name="T5">：</text:span><text:span text:style-name="T5"><draw:frame draw:style-name="fr2" draw:name="Object3" text:anchor-type="as-char" svg:y="-0.2811in" svg:width="0.6374in" svg:height="0.449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，等比数列</text:span></text:p>
      <text:p text:style-name="P1"/>
      <text:p text:style-name="P2"><text:span text:style-name="T6">2. </text:span>证明：含n个元素的堆的高度为<text:span text:style-name="T1"><draw:frame draw:style-name="fr1" draw:name="Object1" text:anchor-type="as-char" svg:y="-0.1484in" svg:width="0.4819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49:22.626114804</meta:creation-date>
    <dc:date>2016-04-20T23:30:18.991578653</dc:date>
    <meta:editing-duration>PT36M26S</meta:editing-duration>
    <meta:editing-cycles>32</meta:editing-cycles>
    <meta:generator>LibreOffice/4.2.8.2$Linux_X86_64 LibreOffice_project/420m0$Build-2</meta:generator>
    <meta:document-statistic meta:table-count="0" meta:image-count="0" meta:object-count="3" meta:page-count="1" meta:paragraph-count="4" meta:word-count="57" meta:character-count="69" meta:non-whitespace-character-count="59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row>
          <mi mathvariant="italic">lg</mi>
          <mmultiscripts>
            <mi>n</mi>
            <mprescripts/>
            <mn>2</mn>
            <none/>
          </mmultiscripts>
        </mrow>
      </mrow>
      <mo fence="true" stretchy="false">⌋</mo>
    </mrow>
    <annotation encoding="StarMath 5.0">lfloor lg n lsub{2} rfloor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h</mi>
            <mo stretchy="false">−</mo>
            <mn>1</mn>
          </mrow>
        </munderover>
        <msup>
          <mn>2</mn>
          <mi>i</mi>
        </msup>
      </mrow>
      <mo stretchy="false">+</mo>
      <mn>1</mn>
    </mrow>
    <annotation encoding="StarMath 5.0">sum from{i=0}to{h-1} 2^{i} + 1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h</mi>
        </munderover>
        <msup>
          <mn>2</mn>
          <mi>i</mi>
        </msup>
      </mrow>
      <mo stretchy="false">−</mo>
      <mn>1</mn>
    </mrow>
    <annotation encoding="StarMath 5.0">sum from{i=0}to{h} 2^{i}-1</annotation>
  </semantics>
</math>
</file>